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9.275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a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Courier New" fo:font-size="8pt" style:font-size-asian="8pt" style:font-size-complex="8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Times New Roman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1</text:p>
          </table:table-cell>
          <table:table-cell table:style-name="ce3" office:value-type="string" calcext:value-type="string" table:number-columns-spanned="1" table:number-rows-spanned="8">
            <text:p>Biometrija</text:p>
          </table:table-cell>
          <table:table-cell table:style-name="ce6" office:value-type="string" calcext:value-type="string">
            <text:p><text:span text:style-name="T1">Sukurti keletą antspaudų šablonų, surašyti į masyvą, palyginti antspaudų šablonus tarpusavyje, keičiant globalų parametrą </text:span><text:span text:style-name="T2">ABS_PARAM_MATCH_LEVEL</text:span><text:span text:style-name="T3">.</text:span>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2</text:p>
          </table:table-cell>
          <table:covered-table-cell table:style-name="ce4"/>
          <table:table-cell table:style-name="ce6" office:value-type="string" calcext:value-type="string">
            <text:p>Sukurti keletą antspaudų šablonų, surašyti į masyvą, pagal skirtingą piršto antspaudą įvykdyti komandą.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3</text:p>
          </table:table-cell>
          <table:covered-table-cell table:style-name="ce4"/>
          <table:table-cell table:style-name="ce6" office:value-type="string" calcext:value-type="string">
            <text:p>Sukurti keletą antspaudų šablonų, surašyti į masyvą, pagal piršto antspaudų kombinaciją įvykdyti komandą.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4</text:p>
          </table:table-cell>
          <table:covered-table-cell table:style-name="ce4"/>
          <table:table-cell table:style-name="ce6" office:value-type="string" calcext:value-type="string">
            <text:p>Sukurti šabloną, naujo antspaudo tikrinimo metu siųsti signalus vartotojui naudojant LED (pvz, jei nesutampa mirksi, jei sutampa – dega visa laika).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5</text:p>
          </table:table-cell>
          <table:covered-table-cell table:style-name="ce4"/>
          <table:table-cell table:style-name="ce6" office:value-type="string" calcext:value-type="string">
            <text:p>Sukurti to paties piršto keletą šablonų ir eksportuoti į failą, palyginti failus tarpusavyje (skiriasi ar ne)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6</text:p>
          </table:table-cell>
          <table:covered-table-cell table:style-name="ce4"/>
          <table:table-cell table:style-name="ce6" office:value-type="string" calcext:value-type="string">
            <text:p>Eksportuoti antspaudų šabloną į failus, importuoti, patikrinti tarpusavyje.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7</text:p>
          </table:table-cell>
          <table:covered-table-cell table:style-name="ce4"/>
          <table:table-cell table:style-name="ce6" office:value-type="string" calcext:value-type="string">
            <text:p>Pasirinkti konkretų skaitytuvą iš sąrašo, sukurti šabloną, patikrinti su nauju piršto antspaudu..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8</text:p>
          </table:table-cell>
          <table:covered-table-cell table:style-name="ce4"/>
          <table:table-cell table:style-name="ce6" office:value-type="string" calcext:value-type="string">
            <text:p>Sukurti keletą antspaudų šablonų, surašyti į SQL duomenų bazę, pagal PIN ir piršto antspaudą atpažinti vartotoją.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9</text:p>
          </table:table-cell>
          <table:table-cell table:style-name="ce5" office:value-type="string" calcext:value-type="string" table:number-columns-spanned="1" table:number-rows-spanned="11">
            <text:p>El. kortelės</text:p>
          </table:table-cell>
          <table:table-cell table:style-name="ce6" office:value-type="string" calcext:value-type="string">
            <text:p>Sukurti kortelės ir kliento programas, kurios imituotų keletą mobilaus telefono SIM kortelės operacijų (pvz. operatorius ir teikiamos paslaugos, kontaktų peržiūra ir keitimas, SMS peržiūra ir trynimas)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0</text:p>
          </table:table-cell>
          <table:covered-table-cell table:style-name="ce4"/>
          <table:table-cell table:style-name="ce6" office:value-type="string" calcext:value-type="string">
            <text:p>Sukurti kortelės ir kliento programas parodančias transakcijų veikimą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1</text:p>
          </table:table-cell>
          <table:covered-table-cell table:style-name="ce4"/>
          <table:table-cell table:style-name="ce6" office:value-type="string" calcext:value-type="string">
            <text:p>Sukurti kortelės ir kliento programas, kurios imituotų keletą banko kortelės operacijų (pvz. pirkimas, likučio tikrinimas, grynų pinigų išmokėjimas)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2</text:p>
          </table:table-cell>
          <table:covered-table-cell table:style-name="ce4"/>
          <table:table-cell table:style-name="ce6" office:value-type="string" calcext:value-type="string">
            <text:p>Sukurti kortelės ir kliento programas, kurios imituotų keletą viešojo transporto kortelės operacijų (pvz. mėnesinio bilieto pirkimas ir tikrinimas, vienkartinių bilietų pirkimas, naudojimas ir tikrinimas)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3</text:p>
          </table:table-cell>
          <table:covered-table-cell table:style-name="ce4"/>
          <table:table-cell table:style-name="ce6" office:value-type="string" calcext:value-type="string">
            <text:p>Sukurti kortelės ir kliento programas, kurios imituotų keletą paciento sveikatos kortelės operacijų (pvz. paciento informacijos peržiūra, papildymas, redagavimas, draudimo informacijos, klinikos tyrimų informacija)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4</text:p>
          </table:table-cell>
          <table:covered-table-cell table:style-name="ce4"/>
          <table:table-cell table:style-name="ce6" office:value-type="string" calcext:value-type="string">
            <text:p>Sukurti kortelės ir kliento programas, kurios imituotų keletą asmens identifikacijos kortelės (pvz. valstybės piliečio, įmonės darbuotojo) operacijų (pvz. asmens duomenų peržiūra, asmens identifikavimas, dokumentų pasirašymas)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5</text:p>
          </table:table-cell>
          <table:covered-table-cell table:style-name="ce4"/>
          <table:table-cell table:style-name="ce6" office:value-type="string" calcext:value-type="string">
            <text:p>Sukurti kortelės ir kliento programas, kurios imituotų keletą tolimųjų reisų vairuotojo kortelės operacijų (pvz. reiso pradžios ir pabaigos įrašymas, vidutinio greičio skaičiavimas, baudų įrašymas)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7</text:p>
          </table:table-cell>
          <table:covered-table-cell table:style-name="ce4"/>
          <table:table-cell table:style-name="ce6" office:value-type="string" calcext:value-type="string">
            <text:p>Sukurti kortelės ir kliento programas, kurios imituotų keletą lojalumo kortelės operacijų (pvz. sukauptų lojalumo taškų peržiūra, operacijų ir nuolaidų peržiūra, taškų papildymas)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8</text:p>
          </table:table-cell>
          <table:covered-table-cell table:style-name="ce4"/>
          <table:table-cell table:style-name="ce6" office:value-type="string" calcext:value-type="string">
            <text:p>Sukurti kortelės ir kliento programas, kurios imituotų keletą mokyklos kortelės operacijų (pvz. mokinio lankomumo peržiūra, atsiskaitymas už prekes automatuose, pirkimų operacijų peržiūra)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</text:p>
          </table:table-cell>
          <table:covered-table-cell table:style-name="ce4"/>
          <table:table-cell table:style-name="ce6" office:value-type="string" calcext:value-type="string">
            <text:p>Sukurti kortelės ir kliento programas darbui su kortelės turiniu (katalogais, failais, kortelės turinio informacija: paleisti procesai, laisva atmintis ir pan.)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20</text:p>
          </table:table-cell>
          <table:covered-table-cell/>
          <table:table-cell table:style-name="ce6" office:value-type="string" calcext:value-type="string">
            <text:p>Sukurti sistemos prototipą, kuri pagal kortelės ID įvykdo skirtingas komandas.</text:p>
          </table:table-cell>
          <table:table-cell table:number-columns-repeated="1021"/>
        </table:table-row>
        <table:table-row table:style-name="ro4" table:number-rows-repeated="1048540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r" style:display-name="PageStyle_s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4:42:22</meta:creation-date>
    <dc:date>2017-10-20T14:12:30.308037460</dc:date>
    <meta:editing-cycles>2</meta:editing-cycles>
    <meta:editing-duration>PT14M59S</meta:editing-duration>
    <dc:creator>Darius Birvinskas</dc:creator>
    <meta:document-statistic meta:table-count="1" meta:cell-count="40" meta:object-count="0"/>
    <meta:generator>LibreOffice/4.3.7.2$Linux_X86_64 LibreOffice_project/430$Build-2</meta:generator>
  </office:meta>
</office:document-meta>
</file>